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ContentFilterTests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ContentFil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ContentFilterTests.wrapFormEncoded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ContentFilterTests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ContentFilterTests.getParameterValuesFrom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ContentFilterTests.getParameterValuesFromForm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ContentFilterTests.hiddenHttpMethodFilterFollowedByHttpPutFormConten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ContentFilterTests.getParameterFrom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ContentFilterTests.getParameterValuesInvali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mContentFilterTests.invalid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ContentFilterTests.wrapPutPatchAndDeleteOnl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ContentFilterTests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ContentFilterTests.getParamet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ContentFilterTests.getParameter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